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onospaced1" svg:font-family="Monospaced"/>
    <style:font-face style:name="Tahoma1" svg:font-family="Tahoma"/>
    <style:font-face style:name="Times New Roman1" svg:font-family="'Times New Roman'"/>
    <style:font-face style:name="Monospaced2" svg:font-family="Monospaced" style:font-adornments="Bold" style:font-pitch="variable"/>
    <style:font-face style:name="Monospaced" svg:font-family="Monospace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*</text:p>
      <text:p text:style-name="Standard"><text:s/>* <text:s/>(c) 2002-2009 - Remi Peyronnet</text:p>
      <text:p text:style-name="Standard"><text:s/>*</text:p>
      <text:p text:style-name="Standard"><text:s/>* <text:s/>Plugin GIMP : Fourier Transform</text:p>
      <text:p text:style-name="Standard"><text:s/>*</text:p>
      <text:p text:style-name="Standard"><text:s/>* <text:s text:c="2"/>This program is free software: you can redistribute it and/or modify</text:p>
      <text:p text:style-name="Standard"><text:s/>* <text:s text:c="2"/>it under the terms of the GNU General Public License as published by</text:p>
      <text:p text:style-name="Standard"><text:s/>* <text:s text:c="2"/>the Free Software Foundation, either version 3 of the License, or</text:p>
      <text:p text:style-name="Standard"><text:s/>* <text:s text:c="2"/>(at your option) any later version.</text:p>
      <text:p text:style-name="Standard"><text:s/>*</text:p>
      <text:p text:style-name="Standard"><text:s/>* <text:s text:c="2"/>This program is distributed in the hope that it will be useful,</text:p>
      <text:p text:style-name="Standard"><text:s/>* <text:s text:c="2"/>but WITHOUT ANY WARRANTY; without even the implied warranty of</text:p>
      <text:p text:style-name="Standard"><text:s/>* <text:s text:c="2"/>MERCHANTABILITY or FITNESS FOR A PARTICULAR PURPOSE. <text:s/>See the</text:p>
      <text:p text:style-name="Standard"><text:s/>* <text:s text:c="2"/>GNU General Public License for more details.</text:p>
      <text:p text:style-name="Standard"><text:s/>*</text:p>
      <text:p text:style-name="Standard"><text:s/>* <text:s text:c="2"/>You should have received a copy of the GNU General Public License</text:p>
      <text:p text:style-name="Standard"><text:s/>* <text:s text:c="2"/>along with this program. <text:s/>If not, see &lt;http://www.gnu.org/licenses/&gt;</text:p>
      <text:p text:style-name="Standard"><text:s/>*</text:p>
      <text:p text:style-name="Standard"><text:s/>* <text:s/>Jan 2010: Select Gray after transform + doc (patch by Martin Ramshaw)</text:p>
      <text:p text:style-name="Standard"><text:s/>* <text:s/>Oct 2009: Reordered the data in a more natural way:</text:p>
      <text:p text:style-name="Standard"><text:s/>* <text:s text:c="11"/>no Fourier coefficient is lost (patch by Edgar Bonet)</text:p>
      <text:p text:style-name="Standard"><text:s/>* <text:s/>Feb 2009: Fixed Makefile by using pkg-config instead of gimptool</text:p>
      <text:p text:style-name="Standard"><text:s/>* <text:s/>Jan 2009: Officialized distribution under GPL</text:p>
      <text:p text:style-name="Standard"><text:s/>* <text:s/>Dec 2007: Zero initialize padding (patch by Rene Rebe) </text:p>
      <text:p text:style-name="Standard"><text:s/>* <text:s/>Mar 2005: Windows compatibility, inverse remove parasite, cosmetics</text:p>
      <text:p text:style-name="Standard"><text:s/>* <text:s/>Aug 2005: Normalization by alejandrofer at google mail.com</text:p>
      <text:p text:style-name="Standard"><text:s/>* <text:s text:c="11"/>Remove parasite, normalize by a power function</text:p>
      <text:p text:style-name="Standard"><text:s/>* <text:s/>Mar 2005: Moved to gimp-2.2 by mk@crc.dk:</text:p>
      <text:p text:style-name="Standard"><text:s/>* <text:s text:c="11"/>Handles RGB and grayscale images</text:p>
      <text:p text:style-name="Standard"><text:s/>* <text:s text:c="11"/>Scale factors stored as parasite information</text:p>
      <text:p text:style-name="Standard"><text:s/>* <text:s text:c="11"/>Columns are swapped</text:p>
      <text:p text:style-name="Standard"><text:s/>* <text:s/>Oct 2004: Moved to gimp-2.0 (Linux only)</text:p>
      <text:p text:style-name="Standard"><text:s/>* <text:s/>May 2002: Minor modifications by mk@crc.dk</text:p>
      <text:p text:style-name="Standard"><text:s/>*</text:p>
      <text:p text:style-name="Standard"><text:s/>* <text:s/>You'll need to install fftw version 3</text:p>
      <text:p text:style-name="Standard"><text:s/>*</text:p>
      <text:p text:style-name="Standard"><text:s/>* <text:s/>To install, run:</text:p>
      <text:p text:style-name="Standard"><text:s/>*</text:p>
      <text:p text:style-name="Standard"><text:s/>* <text:s/>CFLAGS="-O2" LIBS="-L/usr/local/lib -lfftw3" gimptool --install gpplugin.c</text:p>
      <text:p text:style-name="Standard"><text:s/>*</text:p>
      <text:p text:style-name="Standard"><text:s/>*/</text:p>
      <text:p text:style-name="Standard"/>
      <text:p text:style-name="Standard">#include &lt;stdio.h&gt;</text:p>
      <text:p text:style-name="Standard">#include &lt;stdlib.h&gt;</text:p>
      <text:p text:style-name="Standard">#include &lt;math.h&gt;</text:p>
      <text:p text:style-name="Standard">#include &lt;time.h&gt;</text:p>
      <text:p text:style-name="Standard">#include &lt;string.h&gt;</text:p>
      <text:p text:style-name="Standard">#include &lt;libgimp/gimp.h&gt;</text:p>
      <text:p text:style-name="Standard"/>
      <text:p text:style-name="Standard">// Uses the brillant fftw lib</text:p>
      <text:p text:style-name="Standard">#include &lt;fftw3.h&gt;</text:p>
      <text:p text:style-name="Standard"/>
      <text:p text:style-name="Standard">/** Defines ******************************************************************/</text:p>
      <text:p text:style-name="Standard"/>
      <text:p text:style-name="Standard">#define PLUG_IN_NAME "plug_in_fft"</text:p>
      <text:p text:style-name="Standard">#define PLUG_IN_VERSION "Jan. 2010, 0.4.1"</text:p>
      <text:p text:style-name="Standard"/>
      <text:p text:style-name="Standard">/** Plugin interface *********************************************************/</text:p>
      <text:p text:style-name="Standard"/>
      <text:p text:style-name="Standard">static void query(void);</text:p>
      <text:p text:style-name="Standard">static void run (const gchar <text:s text:c="5"/>*name,</text:p>
      <text:p text:style-name="Standard"><text:s text:c="17"/>gint <text:s text:c="13"/>nparams,</text:p>
      <text:p text:style-name="Standard"><text:s text:c="17"/>const GimpParam <text:s/>*param,</text:p>
      <text:p text:style-name="Standard"><text:s text:c="17"/>gint <text:s text:c="12"/>*nreturn_vals,</text:p>
      <text:p text:style-name="Standard"><text:s text:c="17"/>GimpParam <text:s text:c="6"/>**return_vals);</text:p>
      <text:p text:style-name="Standard"/>
      <text:p text:style-name="Standard">GimpPlugInInfo PLUG_IN_INFO = {</text:p>
      <text:p text:style-name="Standard"><text:s text:c="2"/>NULL, <text:s/>/* init_proc <text:s/>*/</text:p>
      <text:p text:style-name="Standard"><text:s text:c="2"/>NULL, <text:s/>/* quit_proc <text:s/>*/</text:p>
      <text:p text:style-name="Standard"><text:s text:c="2"/>query, /* query_proc */</text:p>
      <text:p text:style-name="Standard"><text:s text:c="2"/>run <text:s text:c="3"/>/* run_proc <text:s text:c="2"/>*/</text:p>
      <text:p text:style-name="Standard">};</text:p>
      <text:p text:style-name="Standard"/>
      <text:p text:style-name="Standard">/** Conversion functions *****************************************************/</text:p>
      <text:p text:style-name="Standard"/>
      <text:p text:style-name="Standard">inline gint round_gint (double value)</text:p>
      <text:p text:style-name="Standard"><text:soft-page-break/>{</text:p>
      <text:p text:style-name="Standard"><text:s text:c="2"/>double floored = floor (value);</text:p>
      <text:p text:style-name="Standard"><text:s text:c="2"/>if (value - floored &gt; 0.5)</text:p>
      <text:p text:style-name="Standard"><text:s text:c="2"/>{</text:p>
      <text:p text:style-name="Standard"><text:s text:c="4"/>return (gint)(floored + 1);</text:p>
      <text:p text:style-name="Standard"><text:s text:c="2"/>}</text:p>
      <text:p text:style-name="Standard"><text:s text:c="2"/>return (gint)floored;</text:p>
      <text:p text:style-name="Standard">}</text:p>
      <text:p text:style-name="Standard"/>
      <text:p text:style-name="Standard">inline gint boost (double value)</text:p>
      <text:p text:style-name="Standard">{</text:p>
      <text:p text:style-name="Standard"><text:s text:c="2"/>double bounded = fabs (value / 160.0);</text:p>
      <text:p text:style-name="Standard"><text:s text:c="2"/>gint boosted = round_gint (128.0 * sqrt (bounded));</text:p>
      <text:p text:style-name="Standard"><text:s text:c="2"/>boosted = (value &gt; 0) ? boosted : -boosted;</text:p>
      <text:p text:style-name="Standard"><text:s text:c="2"/>return boosted;</text:p>
      <text:p text:style-name="Standard">}</text:p>
      <text:p text:style-name="Standard"/>
      <text:p text:style-name="Standard">inline double unboost (double value)</text:p>
      <text:p text:style-name="Standard">{</text:p>
      <text:p text:style-name="Standard"><text:s text:c="2"/>double bounded = fabs (value / 128.0);</text:p>
      <text:p text:style-name="Standard"><text:s text:c="2"/>double unboosted = 160.0 * bounded * bounded;</text:p>
      <text:p text:style-name="Standard"><text:s text:c="2"/>unboosted = (value &gt; 0) ? unboosted : -unboosted;</text:p>
      <text:p text:style-name="Standard"><text:s text:c="2"/>return unboosted;</text:p>
      <text:p text:style-name="Standard">}</text:p>
      <text:p text:style-name="Standard"/>
      <text:p text:style-name="Standard">inline guchar get_guchar (gint x, gint y, double d)</text:p>
      <text:p text:style-name="Standard">{</text:p>
      <text:p text:style-name="Standard"><text:s text:c="2"/>gint i = round_gint (d);</text:p>
      <text:p text:style-name="Standard"><text:s text:c="2"/>//if (i &gt; 255 || i &lt; 0) { printf(" (%d, %d: %d) ", x, y, i); }</text:p>
      <text:p text:style-name="Standard"><text:s text:c="2"/>return (guchar) (i&gt;=255)?255:((i&lt;0)?0:i);</text:p>
      <text:p text:style-name="Standard">}</text:p>
      <text:p text:style-name="Standard"/>
      <text:p text:style-name="Standard">inline guchar get_gchar128 (gint x, gint y, gint i)</text:p>
      <text:p text:style-name="Standard">{</text:p>
      <text:p text:style-name="Standard"><text:s text:c="2"/>//if (i &gt; 127 || i &lt; -128) { printf(" (%d, %d: %d) ", x, y, i); }</text:p>
      <text:p text:style-name="Standard"><text:s text:c="2"/>return (guchar) (i&gt;=(gint)128)?255:((i&lt;=(gint)-128)?0:i+128);</text:p>
      <text:p text:style-name="Standard">}</text:p>
      <text:p text:style-name="Standard"/>
      <text:p text:style-name="Standard">inline double get_double128 (gint x, gint y, guchar c)</text:p>
      <text:p text:style-name="Standard">{</text:p>
      <text:p text:style-name="Standard"><text:s text:c="2"/>return (double)(c) - 128.0;</text:p>
      <text:p text:style-name="Standard">}</text:p>
      <text:p text:style-name="Standard"/>
      <text:p text:style-name="Standard">/* Should pixel store imaginary part? */</text:p>
      <text:p text:style-name="Standard">static inline gint pixel_imag(gint row, gint col, gint h, gint w)</text:p>
      <text:p text:style-name="Standard">{</text:p>
      <text:p text:style-name="Standard"><text:s text:c="2"/>if (row==0 &amp;&amp; h%2==0 || row==h/2) return col&gt;w/2;</text:p>
      <text:p text:style-name="Standard"><text:s text:c="2"/>else return row&gt;h/2;</text:p>
      <text:p text:style-name="Standard">}</text:p>
      <text:p text:style-name="Standard"/>
      <text:p text:style-name="Standard">/*</text:p>
      <text:p text:style-name="Standard"><text:s/>* Map images coordinates (row, col) into Fourier array indices (row2, col2).</text:p>
      <text:p text:style-name="Standard"><text:s/>*/</text:p>
      <text:p text:style-name="Standard">static inline void map(gint row, gint col, gint h, gint w,</text:p>
      <text:p text:style-name="Standard"><text:s text:c="4"/>gint *row2, gint *col2)</text:p>
      <text:p text:style-name="Standard">{</text:p>
      <text:p text:style-name="Standard"><text:s text:c="2"/>*row2 = (row+(h+1)/2) % h; <text:s text:c="13"/>/* shift origin */</text:p>
      <text:p text:style-name="Standard"><text:s text:c="2"/>*col2 = (col+(w+1)/2) % w;</text:p>
      <text:p text:style-name="Standard"><text:s text:c="2"/>if (*col2 &gt; w/2) { <text:s text:c="21"/>/* wrap */</text:p>
      <text:p text:style-name="Standard"><text:s text:c="4"/>*row2 = (h-*row2)%h;</text:p>
      <text:p text:style-name="Standard"><text:s text:c="4"/>*col2 = w-*col2;</text:p>
      <text:p text:style-name="Standard"><text:s text:c="2"/>}</text:p>
      <text:p text:style-name="Standard"><text:s text:c="2"/>*col2 *= 2; <text:s text:c="28"/>/* unit = real number */</text:p>
      <text:p text:style-name="Standard"><text:s text:c="2"/>if (pixel_imag(row, col, h, w)) (*col2)++; <text:s/>/* take imaginary part */</text:p>
      <text:p text:style-name="Standard">}</text:p>
      <text:p text:style-name="Standard"/>
      <text:p text:style-name="Standard">inline double normalize (gint x, gint y, gint width, gint height)</text:p>
      <text:p text:style-name="Standard">{</text:p>
      <text:p text:style-name="Standard"><text:s text:c="2"/>double cx = (double)abs(x - width/2);</text:p>
      <text:p text:style-name="Standard"><text:s text:c="2"/>double cy = (double)abs(y - height/2);</text:p>
      <text:p text:style-name="Standard"><text:s text:c="2"/>double energy = (sqrt(cx)+sqrt(cy));</text:p>
      <text:p text:style-name="Standard"><text:s text:c="2"/>return energy*energy;</text:p>
      <text:p text:style-name="Standard">}</text:p>
      <text:p text:style-name="Standard"/>
      <text:p text:style-name="Standard">/** Main GIMP functions ******************************************************/</text:p>
      <text:p text:style-name="Standard"/>
      <text:p text:style-name="Standard"><text:soft-page-break/>MAIN()</text:p>
      <text:p text:style-name="Standard"/>
      <text:p text:style-name="Standard">void query(void)</text:p>
      <text:p text:style-name="Standard">{</text:p>
      <text:p text:style-name="Standard"><text:s text:c="2"/>/* Definition of parameters */</text:p>
      <text:p text:style-name="Standard"><text:s text:c="2"/>static GimpParamDef args[] = {</text:p>
      <text:p text:style-name="Standard"><text:s text:c="4"/>{ GIMP_PDB_INT32, (gchar *)"run_mode", (gchar *)"Interactive, non-interactive" },</text:p>
      <text:p text:style-name="Standard"><text:s text:c="4"/>{ GIMP_PDB_IMAGE, (gchar *)"image", (gchar *)"Input image (unused)" },</text:p>
      <text:p text:style-name="Standard"><text:s text:c="4"/>{ GIMP_PDB_DRAWABLE, (gchar *)"drawable", (gchar *)"Input drawable" }</text:p>
      <text:p text:style-name="Standard"><text:s text:c="2"/>};</text:p>
      <text:p text:style-name="Standard"/>
      <text:p text:style-name="Standard"><text:s text:c="2"/>/* Forward FFT */</text:p>
      <text:p text:style-name="Standard"><text:s text:c="2"/>gimp_install_procedure(</text:p>
      <text:p text:style-name="Standard"><text:s text:c="4"/>"plug_in_fft_dir",</text:p>
      <text:p text:style-name="Standard"><text:s text:c="4"/>"Apply an FFT to the image. This can remove (for example) moire patterns from images scanned from books:\n\n <text:s text:c="3"/>The image should be RGB (Image|Mode|RGB)\n\n <text:s text:c="3"/>Remove the alpha layer, if present (Image|Flatten Image)\n\n <text:s text:c="3"/>Select Filters|Generic|FFT Forward\n\n <text:s text:c="3"/>Use the preselected neutral grey to effectively remove any moir patterns from the image. Either paint over any patterns or\n\n <text:s text:c="4"/>- In the Layers window, select the layer, and 'Duplicate Layer'\n <text:s text:c="4"/>- Select Colours|Brightness-Contrast. Increase the Contrast to see any patterns.\n <text:s text:c="4"/>- Use the Rectangular and/or Elliptical Selection tools to select any patterns on the contrast layer.\n <text:s text:c="4"/>- Then remove the contrast layer leaving the original FFT layer with the selections.\n <text:s text:c="4"/>- Then select Edit|Fill with FG colour, remembering to cancel the Selection afterwards!\n\n <text:s text:c="3"/>Select Filters|Generic|FFT Inverse\n\nVoila, an image without the moire pattern!",</text:p>
      <text:p text:style-name="Standard"><text:s text:c="4"/>"This plug-in applies a FFT to the image, for educationnal or effects purpose.",</text:p>
      <text:p text:style-name="Standard"><text:s text:c="4"/>"Remi Peyronnet",</text:p>
      <text:p text:style-name="Standard"><text:s text:c="4"/>"Remi Peyronnet",</text:p>
      <text:p text:style-name="Standard"><text:s text:c="4"/>PLUG_IN_VERSION,</text:p>
      <text:p text:style-name="Standard"><text:s text:c="4"/>"FFT Forward",</text:p>
      <text:p text:style-name="Standard"><text:s text:c="4"/>"RGB*, GRAY*",</text:p>
      <text:p text:style-name="Standard"><text:s text:c="4"/>GIMP_PLUGIN,</text:p>
      <text:p text:style-name="Standard"><text:s text:c="4"/>G_N_ELEMENTS (args), 0,</text:p>
      <text:p text:style-name="Standard"><text:s text:c="4"/>args, NULL);</text:p>
      <text:p text:style-name="Standard"><text:s text:c="2"/>gimp_plugin_menu_register ("plug_in_fft_dir", "&lt;Image&gt;/Filters/Generic");</text:p>
      <text:p text:style-name="Standard"><text:s text:c="2"/></text:p>
      <text:p text:style-name="Standard"><text:s text:c="2"/>/* Inverse FFT */</text:p>
      <text:p text:style-name="Standard"><text:s text:c="2"/>gimp_install_procedure(</text:p>
      <text:p text:style-name="Standard"><text:s text:c="4"/>"plug_in_fft_inv",</text:p>
      <text:p text:style-name="Standard"><text:s text:c="4"/>"Apply an inverse FFT to the image, effectively restoring the original image (plus changes).",</text:p>
      <text:p text:style-name="Standard"><text:s text:c="4"/>"This plug-in applies a FFT to the image, for educationnal or effects purpose.",</text:p>
      <text:p text:style-name="Standard"><text:s text:c="4"/>"Remi Peyronnet",</text:p>
      <text:p text:style-name="Standard"><text:s text:c="4"/>"Remi Peyronnet",</text:p>
      <text:p text:style-name="Standard"><text:s text:c="4"/>PLUG_IN_VERSION,</text:p>
      <text:p text:style-name="Standard"><text:s text:c="4"/>"FFT Inverse",</text:p>
      <text:p text:style-name="Standard"><text:s text:c="4"/>"RGB*, GRAY*",</text:p>
      <text:p text:style-name="Standard"><text:s text:c="4"/>GIMP_PLUGIN,</text:p>
      <text:p text:style-name="Standard"><text:s text:c="4"/>G_N_ELEMENTS (args), 0,</text:p>
      <text:p text:style-name="Standard"><text:s text:c="4"/>args, NULL);</text:p>
      <text:p text:style-name="Standard"><text:s text:c="2"/>gimp_plugin_menu_register ("plug_in_fft_inv", "&lt;Image&gt;/Filters/Generic");</text:p>
      <text:p text:style-name="Standard">}</text:p>
      <text:p text:style-name="Standard"/>
      <text:p text:style-name="Standard">static void</text:p>
      <text:p text:style-name="Standard">run (const gchar <text:s text:c="5"/>*name,</text:p>
      <text:p text:style-name="Standard"><text:s text:c="5"/>gint <text:s text:c="13"/>nparams,</text:p>
      <text:p text:style-name="Standard"><text:s text:c="5"/>const GimpParam <text:s/>*param,</text:p>
      <text:p text:style-name="Standard"><text:s text:c="5"/>gint <text:s text:c="12"/>*nreturn_vals,</text:p>
      <text:p text:style-name="Standard"><text:s text:c="5"/>GimpParam <text:s text:c="6"/>**return_vals)</text:p>
      <text:p text:style-name="Standard">{</text:p>
      <text:p text:style-name="Standard"><text:s text:c="2"/>/* Return values */</text:p>
      <text:p text:style-name="Standard"><text:s text:c="2"/>static GimpParam values[1];</text:p>
      <text:p text:style-name="Standard"/>
      <text:p text:style-name="Standard"><text:s text:c="2"/>gint sel_x1, sel_y1, sel_x2, sel_y2, w, h, padding;</text:p>
      <text:p text:style-name="Standard"><text:s text:c="2"/>gint img_height, img_width, img_bpp, cur_bpp, img_has_alpha;</text:p>
      <text:p text:style-name="Standard"/>
      <text:p text:style-name="Standard"><text:s text:c="2"/>GimpDrawable <text:s text:c="5"/>*drawable;</text:p>
      <text:p text:style-name="Standard"><text:s text:c="2"/>GimpPixelRgn <text:s text:c="6"/>region;</text:p>
      <text:p text:style-name="Standard"><text:s text:c="2"/>GimpRunMode <text:s text:c="7"/>run_mode;</text:p>
      <text:p text:style-name="Standard"><text:s text:c="2"/>GimpPDBStatusType <text:s/>status;</text:p>
      <text:p text:style-name="Standard"/>
      <text:p text:style-name="Standard"><text:s text:c="2"/>gint progress, max_progress;</text:p>
      <text:p text:style-name="Standard"/>
      <text:p text:style-name="Standard"><text:s text:c="2"/>gint row, col, row2, col2, bounded;</text:p>
      <text:p text:style-name="Standard"/>
      <text:p text:style-name="Standard"><text:s text:c="2"/>fftw_plan p;</text:p>
      <text:p text:style-name="Standard"><text:s text:c="2"/>double v, norm;</text:p>
      <text:p text:style-name="Standard"><text:s text:c="2"/>double *fft_real;</text:p>
      <text:p text:style-name="Standard"/>
      <text:p text:style-name="Standard"><text:soft-page-break/><text:s text:c="2"/>int fft_inv=0;</text:p>
      <text:p text:style-name="Standard"/>
      <text:p text:style-name="Standard"><text:s text:c="2"/>if (strcmp(name,"plug_in_fft_inv") == 0) { fft_inv = 1; }</text:p>
      <text:p text:style-name="Standard"/>
      <text:p text:style-name="Standard"><text:s text:c="2"/>*nreturn_vals = 1;</text:p>
      <text:p text:style-name="Standard"><text:s text:c="2"/>*return_vals <text:s/>= values;</text:p>
      <text:p text:style-name="Standard"/>
      <text:p text:style-name="Standard"><text:s text:c="2"/>status = GIMP_PDB_SUCCESS;</text:p>
      <text:p text:style-name="Standard"/>
      <text:p text:style-name="Standard"><text:s text:c="2"/>if (param[0].type!= GIMP_PDB_INT32) <text:s/>status=GIMP_PDB_CALLING_ERROR;</text:p>
      <text:p text:style-name="Standard"><text:s text:c="2"/>if (param[2].type!=GIMP_PDB_DRAWABLE) <text:s text:c="2"/>status=GIMP_PDB_CALLING_ERROR;</text:p>
      <text:p text:style-name="Standard"/>
      <text:p text:style-name="Standard"><text:s text:c="2"/>run_mode = (GimpRunMode) param[0].data.d_int32;</text:p>
      <text:p text:style-name="Standard"/>
      <text:p text:style-name="Standard"><text:s text:c="2"/>drawable = gimp_drawable_get(param[2].data.d_drawable);</text:p>
      <text:p text:style-name="Standard"/>
      <text:p text:style-name="Standard"><text:s text:c="2"/>img_width <text:s text:c="4"/>= gimp_drawable_width(drawable-&gt;drawable_id);</text:p>
      <text:p text:style-name="Standard"><text:s text:c="2"/>img_height <text:s text:c="3"/>= gimp_drawable_height(drawable-&gt;drawable_id);</text:p>
      <text:p text:style-name="Standard"><text:s text:c="2"/>img_bpp <text:s text:c="6"/>= gimp_drawable_bpp(drawable-&gt;drawable_id);</text:p>
      <text:p text:style-name="Standard"><text:s text:c="2"/>img_has_alpha = gimp_drawable_has_alpha(drawable-&gt;drawable_id);</text:p>
      <text:p text:style-name="Standard"><text:s text:c="2"/>gimp_drawable_mask_bounds(drawable-&gt;drawable_id, &amp;sel_x1, &amp;sel_y1, &amp;sel_x2, &amp;sel_y2);</text:p>
      <text:p text:style-name="Standard"><text:s text:c="2"/>// printf("img_width: %d\n", img_width);</text:p>
      <text:p text:style-name="Standard"><text:s text:c="2"/>// printf("img_height: %d\n", img_height);</text:p>
      <text:p text:style-name="Standard"><text:s text:c="2"/>// printf("img_bpp: %d\n", img_bpp);</text:p>
      <text:p text:style-name="Standard"><text:s text:c="2"/>// printf("img_has_alpha: %d\n", img_has_alpha);</text:p>
      <text:p text:style-name="Standard"/>
      <text:p text:style-name="Standard"><text:s text:c="2"/>w = sel_x2 - sel_x1;</text:p>
      <text:p text:style-name="Standard"><text:s text:c="2"/>h = sel_y2 - sel_y1;</text:p>
      <text:p text:style-name="Standard"/>
      <text:p text:style-name="Standard"><text:s text:c="2"/>if (status == GIMP_PDB_SUCCESS)</text:p>
      <text:p text:style-name="Standard"><text:s text:c="2"/>{</text:p>
      <text:p text:style-name="Standard"><text:s text:c="4"/>guchar * img_pixels;</text:p>
      <text:p text:style-name="Standard"/>
      <text:p text:style-name="Standard"><text:s text:c="4"/>gimp_tile_cache_ntiles((drawable-&gt;width + gimp_tile_width() - 1) / gimp_tile_width());</text:p>
      <text:p text:style-name="Standard"/>
      <text:p text:style-name="Standard"><text:s text:c="4"/>gimp_progress_init(fft_inv?"Apply inverse Fourier transform...":"Apply Fourier transform...");</text:p>
      <text:p text:style-name="Standard"/>
      <text:p text:style-name="Standard"><text:s text:c="4"/>// Process</text:p>
      <text:p text:style-name="Standard"><text:s text:c="4"/>gimp_pixel_rgn_init (&amp;region, drawable, sel_x1, sel_y1, w, h, FALSE, FALSE);</text:p>
      <text:p text:style-name="Standard"><text:s text:c="4"/>img_pixels = g_new (guchar, w * h * img_bpp );</text:p>
      <text:p text:style-name="Standard"><text:s text:c="4"/>gimp_pixel_rgn_get_rect(&amp;region, img_pixels, sel_x1, sel_y1, w, h);</text:p>
      <text:p text:style-name="Standard"/>
      <text:p text:style-name="Standard"><text:s text:c="4"/>gimp_pixel_rgn_init (&amp;region, drawable, sel_x1, sel_y1, w, h, TRUE, TRUE);</text:p>
      <text:p text:style-name="Standard"/>
      <text:p text:style-name="Standard"><text:s text:c="4"/>// FFT !</text:p>
      <text:p text:style-name="Standard"><text:s text:c="4"/>padding = (w&amp;1) ? 1 : 2;</text:p>
      <text:p text:style-name="Standard"><text:s text:c="4"/></text:p>
      <text:p text:style-name="Standard"><text:s text:c="4"/>fft_real = g_new(double, (w+padding) * h);</text:p>
      <text:p text:style-name="Standard"><text:s text:c="4"/></text:p>
      <text:p text:style-name="Standard"><text:s text:c="4"/>max_progress = /*w*h*/img_bpp*3;</text:p>
      <text:p text:style-name="Standard"/>
      <text:p text:style-name="Standard"><text:s text:c="4"/>// printf("Making plans...\n");</text:p>
      <text:p text:style-name="Standard"><text:s text:c="4"/>if (fft_inv == 0)</text:p>
      <text:p text:style-name="Standard"><text:s text:c="4"/>{</text:p>
      <text:p text:style-name="Standard"><text:s text:c="6"/>p = fftw_plan_dft_r2c_2d(h, w, fft_real, (fftw_complex *) fft_real, FFTW_ESTIMATE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p = fftw_plan_dft_c2r_2d(h, w, (fftw_complex *) fft_real, fft_real, FFTW_ESTIMATE);</text:p>
      <text:p text:style-name="Standard"><text:s text:c="4"/>}</text:p>
      <text:p text:style-name="Standard"><text:s text:c="4"/>// printf("Done!\n");</text:p>
      <text:p text:style-name="Standard"><text:s text:c="4"/></text:p>
      <text:p text:style-name="Standard"><text:s text:c="4"/>progress = 0;</text:p>
      <text:p text:style-name="Standard"/>
      <text:p text:style-name="Standard"><text:s text:c="4"/>for(cur_bpp=0;cur_bpp&lt;img_bpp;cur_bpp++)</text:p>
      <text:p text:style-name="Standard"><text:s text:c="4"/>{</text:p>
      <text:p text:style-name="Standard"><text:s text:c="4"/>if (fft_inv == 0)</text:p>
      <text:p text:style-name="Standard"><text:s text:c="4"/>{</text:p>
      <text:p text:style-name="Standard"><text:s text:c="6"/>for(col=0;col&lt;w;col++)</text:p>
      <text:p text:style-name="Standard"><text:s text:c="6"/>{</text:p>
      <text:p text:style-name="Standard"><text:s text:c="8"/>for(row=0;row&lt;h;row++)</text:p>
      <text:p text:style-name="Standard"><text:s text:c="8"/>{</text:p>
      <text:p text:style-name="Standard"><text:s text:c="11"/>v = (double)img_pixels[(row*w+col)*img_bpp+cur_bpp];</text:p>
      <text:p text:style-name="Standard"><text:s text:c="11"/>fft_real[row*(w+padding)+col] = v;</text:p>
      <text:p text:style-name="Standard"><text:s text:c="8"/>}</text:p>
      <text:p text:style-name="Standard"><text:s text:c="6"/>}</text:p>
      <text:p text:style-name="Standard"><text:soft-page-break/><text:s text:c="6"/>progress += 1;</text:p>
      <text:p text:style-name="Standard"><text:s text:c="6"/>gimp_progress_update((double) progress / max_progress);</text:p>
      <text:p text:style-name="Standard"><text:s text:c="6"/>fftw_execute(p);</text:p>
      <text:p text:style-name="Standard"><text:s text:c="6"/>progress += 1;</text:p>
      <text:p text:style-name="Standard"><text:s text:c="6"/>gimp_progress_update((double) progress / max_progress);</text:p>
      <text:p text:style-name="Standard"><text:s text:c="4"/></text:p>
      <text:p text:style-name="Standard"><text:s text:c="6"/>for(row = 0; row &lt; h; row++)</text:p>
      <text:p text:style-name="Standard"><text:s text:c="6"/>{</text:p>
      <text:p text:style-name="Standard"><text:s text:c="8"/>for(col = 0; col &lt; w; col++)</text:p>
      <text:p text:style-name="Standard"><text:s text:c="8"/>{</text:p>
      <text:p text:style-name="Standard"><text:s text:c="10"/>map(row, col, h, w, &amp;row2, &amp;col2);</text:p>
      <text:p text:style-name="Standard"><text:s text:c="10"/>v = fft_real [row2*(w+padding) + col2] / (double)(w * h);</text:p>
      <text:p text:style-name="Standard"><text:s text:c="10"/>norm = normalize (col, row, w, h);</text:p>
      <text:p text:style-name="Standard"><text:s text:c="10"/>bounded = boost (v * norm);</text:p>
      <text:p text:style-name="Standard"><text:s text:c="10"/>img_pixels[(row*w+col)*img_bpp+cur_bpp] = get_gchar128 (col, row, bounded);</text:p>
      <text:p text:style-name="Standard"><text:s text:c="8"/>}</text:p>
      <text:p text:style-name="Standard"><text:s text:c="6"/>}</text:p>
      <text:p text:style-name="Standard"><text:s text:c="6"/>// do not boost (0, 0), just offset it</text:p>
      <text:p text:style-name="Standard"><text:s text:c="6"/>row = h/2;</text:p>
      <text:p text:style-name="Standard"><text:s text:c="6"/>col = w/2;</text:p>
      <text:p text:style-name="Standard"><text:s text:c="6"/>bounded = round_gint ((fft_real [0] / (double)(w * h)) - 128.0);</text:p>
      <text:p text:style-name="Standard"><text:s text:c="6"/>img_pixels [(row*w+col)*img_bpp + cur_bpp] = get_gchar128 (col, row, bounded);</text:p>
      <text:p text:style-name="Standard"><text:s text:c="6"/>progress += 1;</text:p>
      <text:p text:style-name="Standard"><text:s text:c="6"/>gimp_progress_update((double) progress / max_progress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for (row = 0; row &lt; h; row++)</text:p>
      <text:p text:style-name="Standard"><text:s text:c="6"/>{</text:p>
      <text:p text:style-name="Standard"><text:s text:c="8"/>for(col = 0; col &lt; w; col++)</text:p>
      <text:p text:style-name="Standard"><text:s text:c="8"/>{</text:p>
      <text:p text:style-name="Standard"><text:s text:c="10"/>map(row, col, h, w, &amp;row2, &amp;col2);</text:p>
      <text:p text:style-name="Standard"><text:s text:c="10"/>norm = normalize (col, row, w, h);</text:p>
      <text:p text:style-name="Standard"><text:s text:c="10"/>v = get_double128(row, col, img_pixels[(row*w+col)*img_bpp+cur_bpp]);</text:p>
      <text:p text:style-name="Standard"><text:s text:c="10"/>fft_real[row2*(w+padding)+col2] = unboost (v) / norm;</text:p>
      <text:p text:style-name="Standard"><text:s text:c="8"/>}</text:p>
      <text:p text:style-name="Standard"><text:s text:c="6"/>}</text:p>
      <text:p text:style-name="Standard"><text:s text:c="6"/>// restore redundancy</text:p>
      <text:p text:style-name="Standard"><text:s text:c="6"/>for (col2 = 0; col2 &lt; w+padding; col2 += (w+1)/2*2) {</text:p>
      <text:p text:style-name="Standard"><text:s text:c="8"/>for (row2 = 1; row2 &lt; (h+1)/2; row2++) {</text:p>
      <text:p text:style-name="Standard"><text:s text:c="10"/>fft_real[(h-row2)*(w+padding)+col2+1] = -fft_real[row2*(w+padding)+col2+1];</text:p>
      <text:p text:style-name="Standard"><text:s text:c="10"/>fft_real[row2*(w+padding)+col2] = fft_real[(h-row2)*(w+padding)+col2];</text:p>
      <text:p text:style-name="Standard"><text:s text:c="8"/>}</text:p>
      <text:p text:style-name="Standard"><text:s text:c="8"/>fft_real[col2+1] = 0;</text:p>
      <text:p text:style-name="Standard"><text:s text:c="8"/>if (h%2 == 0) fft_real[h/2*(w+padding)+col2+1] = 0;</text:p>
      <text:p text:style-name="Standard"><text:s text:c="6"/>}</text:p>
      <text:p text:style-name="Standard"><text:s text:c="6"/>// do not unboost (0, 0), just offset it</text:p>
      <text:p text:style-name="Standard"><text:s text:c="6"/>row = h/2;</text:p>
      <text:p text:style-name="Standard"><text:s text:c="6"/>col = w/2;</text:p>
      <text:p text:style-name="Standard"><text:s text:c="6"/>v = get_double128 (row, col, img_pixels [(row*w + col)*img_bpp + cur_bpp]);</text:p>
      <text:p text:style-name="Standard"><text:s text:c="6"/>fft_real [0] = v + 128.0;</text:p>
      <text:p text:style-name="Standard"/>
      <text:p text:style-name="Standard"><text:s text:c="6"/>progress += 1;</text:p>
      <text:p text:style-name="Standard"><text:s text:c="6"/>gimp_progress_update((double) progress / max_progress);</text:p>
      <text:p text:style-name="Standard"><text:s text:c="6"/>fftw_execute(p);</text:p>
      <text:p text:style-name="Standard"><text:s text:c="6"/>progress += 1;</text:p>
      <text:p text:style-name="Standard"><text:s text:c="6"/>gimp_progress_update((double) progress / max_progress);</text:p>
      <text:p text:style-name="Standard"><text:s text:c="6"/>for(col = 0; col &lt; w; col++)</text:p>
      <text:p text:style-name="Standard"><text:s text:c="6"/>{</text:p>
      <text:p text:style-name="Standard"><text:s text:c="8"/>for(row = 0; row &lt; h; row++)</text:p>
      <text:p text:style-name="Standard"><text:s text:c="8"/>{</text:p>
      <text:p text:style-name="Standard"><text:s text:c="10"/>v = fft_real[row*(w+padding)+col];</text:p>
      <text:p text:style-name="Standard"><text:s text:c="10"/>img_pixels[(row*w+col)*img_bpp+cur_bpp] = get_guchar(col, row, v);</text:p>
      <text:p text:style-name="Standard"><text:s text:c="8"/>}</text:p>
      <text:p text:style-name="Standard"><text:s text:c="6"/>}</text:p>
      <text:p text:style-name="Standard"><text:s text:c="6"/>progress += 1;</text:p>
      <text:p text:style-name="Standard"><text:s text:c="6"/>gimp_progress_update((double) progress / max_progress);</text:p>
      <text:p text:style-name="Standard"><text:s text:c="4"/>}</text:p>
      <text:p text:style-name="Standard"><text:s text:c="4"/>}</text:p>
      <text:p text:style-name="Standard"><text:s text:c="4"/>fftw_destroy_plan(p);</text:p>
      <text:p text:style-name="Standard"><text:s text:c="4"/>g_free(fft_real);</text:p>
      <text:p text:style-name="Standard"/>
      <text:p text:style-name="Standard"><text:s text:c="4"/>// Flush</text:p>
      <text:p text:style-name="Standard"/>
      <text:p text:style-name="Standard"><text:s text:c="4"/>gimp_pixel_rgn_set_rect(&amp;region, img_pixels, sel_x1, sel_y1,</text:p>
      <text:p text:style-name="Standard"><text:s text:c="28"/>(sel_x2-sel_x1), (sel_y2-sel_y1));</text:p>
      <text:p text:style-name="Standard"><text:soft-page-break/><text:s text:c="4"/>g_free (img_pixels);</text:p>
      <text:p text:style-name="Standard"/>
      <text:p text:style-name="Standard"><text:s text:c="4"/>gimp_drawable_flush(drawable);</text:p>
      <text:p text:style-name="Standard"><text:s text:c="4"/>gimp_drawable_merge_shadow(drawable-&gt;drawable_id, TRUE);</text:p>
      <text:p text:style-name="Standard"><text:s text:c="4"/>gimp_drawable_update (drawable-&gt;drawable_id, sel_x1, sel_y1, (sel_x2-sel_x1), (sel_y2-sel_y1));</text:p>
      <text:p text:style-name="Standard"><text:s text:c="4"/>gimp_displays_flush();</text:p>
      <text:p text:style-name="Standard"/>
      <text:p text:style-name="Standard"><text:s text:c="4"/>// set FG to neutral grey; used to mask moire patterns, etc</text:p>
      <text:p text:style-name="Standard"><text:s text:c="4"/>if (fft_inv == 0)</text:p>
      <text:p text:style-name="Standard"><text:s text:c="4"/>{</text:p>
      <text:p text:style-name="Standard"><text:s text:c="6"/>GimpRGB neutral_grey;</text:p>
      <text:p text:style-name="Standard"><text:s text:c="6"/>gimp_rgba_set_uchar(&amp;neutral_grey, 128, 128, 128, 1);</text:p>
      <text:p text:style-name="Standard"><text:s text:c="6"/>gimp_context_set_foreground(&amp;neutral_grey);</text:p>
      <text:p text:style-name="Standard"><text:s text:c="4"/>}</text:p>
      <text:p text:style-name="Standard"/>
      <text:p text:style-name="Standard"><text:s text:c="2"/>}</text:p>
      <text:p text:style-name="Standard"/>
      <text:p text:style-name="Standard"><text:s text:c="2"/>values[0].type = GIMP_PDB_STATUS;</text:p>
      <text:p text:style-name="Standard"><text:s text:c="2"/>values[0].data.d_status = status;</text:p>
      <text:p text:style-name="Standard"><text:s text:c="2"/>gimp_drawable_detach(drawable);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onospaced1" svg:font-family="Monospaced"/>
    <style:font-face style:name="Tahoma1" svg:font-family="Tahoma"/>
    <style:font-face style:name="Times New Roman1" svg:font-family="'Times New Roman'"/>
    <style:font-face style:name="Monospaced2" svg:font-family="Monospaced" style:font-adornments="Bold" style:font-pitch="variable"/>
    <style:font-face style:name="Monospaced" svg:font-family="Monospaced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Monospaced" fo:font-size="7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Monospaced1" fo:font-size="7pt" style:font-name-asian="Monospaced1" style:font-size-asian="10pt" style:font-name-complex="Monospaced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Monospaced2" fo:font-size="7pt" fo:font-weight="8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<text:date style:data-style-name="N84" text:date-value="2012-02-02T04:23:14.87" text:fixed="true">2012-02-02</text:date> <text:time style:data-style-name="N43" text:time-value="2012-02-02T04:23:14.87" text:fixed="true">04:23:15 AM</text:time><text:tab/><text:page-number text:select-page="current">3</text:page-number><text:tab/><text:file-name text:display="name-and-extension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editing-duration>PT00H01M29S</meta:editing-duration>
    <meta:editing-cycles>2</meta:editing-cycles>
    <meta:creation-date>2012-02-02T04:23:14.87</meta:creation-date>
    <meta:initial-creator>Ray Simard</meta:initial-creator>
    <meta:document-statistic meta:table-count="0" meta:image-count="0" meta:object-count="0" meta:page-count="6" meta:paragraph-count="343" meta:word-count="1546" meta:character-count="12524"/>
    <dc:date>2012-02-02T04:24:42.33</dc:date>
    <dc:creator>Ray Simard</dc:creator>
    <meta:template xlink:type="simple" xlink:actuate="onRequest" xlink:title="c-language-template" xlink:href="../c-language-template.ott" meta:date="2012-02-02T04:23:14.42"/>
  </office:meta>
</office:document-meta>
</file>